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aeae" officeooo:paragraph-rsid="0014ae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nown face dataset for face recognition:</text:p>
      <text:p text:style-name="P1">https://drive.google.com/drive/folders/1m34m9ONQFYWMBc3Pj0tF9uap7VepgPJb?usp=sharing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7-19T17:16:37.303573415</meta:creation-date>
    <dc:date>2021-07-19T17:17:52.356877115</dc:date>
    <meta:editing-duration>PT1M16S</meta:editing-duration>
    <meta:editing-cycles>1</meta:editing-cycles>
    <meta:generator>LibreOffice/6.3.5.2$Linux_X86_64 LibreOffice_project/30$Build-2</meta:generator>
    <meta:document-statistic meta:table-count="0" meta:image-count="0" meta:object-count="0" meta:page-count="1" meta:paragraph-count="2" meta:word-count="7" meta:character-count="124" meta:non-whitespace-character-count="119"/>
  </office:meta>
</office:document-meta>
</file>